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0f1d" officeooo:paragraph-rsid="001e0f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// ************** Utilizando Fetch API **************</text:p>
      <text:p text:style-name="P1"><text:s text:c="8"/>fetch('https://ceep.herokuapp.com/cartoes/instrucoes')</text:p>
      <text:p text:style-name="P1"><text:s text:c="12"/>.then(function(response){</text:p>
      <text:p text:style-name="P1"><text:s text:c="16"/>return response.json();</text:p>
      <text:p text:style-name="P1"><text:s text:c="12"/>})</text:p>
      <text:p text:style-name="P1"><text:s text:c="12"/>.then(function(response){</text:p>
      <text:p text:style-name="P1"><text:s text:c="16"/>const ajudas = response.instrucoes</text:p>
      <text:p text:style-name="P1"><text:s text:c="16"/>ajudas.forEach(function (ajuda){</text:p>
      <text:p text:style-name="P1"><text:s text:c="20"/>adicionaCartaoNoMural(ajuda);</text:p>
      <text:p text:style-name="P1"><text:s text:c="16"/>})</text:p>
      <text:p text:style-name="P1"><text:s text:c="12"/>})</text:p>
      <text:p text:style-name="P1"><text:s text:c="16"/></text:p>
      <text:p text:style-name="P1"><text:s text:c="12"/>.catch(erro =&gt; console.log('Algo errado: ' + erro));</text:p>
      <text:p text:style-name="P1"/>
      <text:p text:style-name="P1"><text:s text:c="8"/>// ************** Utilizando Fetch API com arrow function **************</text:p>
      <text:p text:style-name="P1"><text:s text:c="8"/>// fetch('https://ceep.herokuapp.com/cartoes/instrucoes')</text:p>
      <text:p text:style-name="P1"><text:s text:c="8"/>// <text:s text:c="4"/>.then(response =&gt; response.json()) // return implicito.</text:p>
      <text:p text:style-name="P1"><text:s text:c="8"/>// <text:s text:c="4"/>.then(response =&gt; {</text:p>
      <text:p text:style-name="P1"><text:s text:c="8"/>// <text:s text:c="8"/>const ajudas = response.instrucoes;</text:p>
      <text:p text:style-name="P1"><text:s text:c="16"/></text:p>
      <text:p text:style-name="P1"><text:s text:c="8"/>// <text:s text:c="8"/>ajudas.forEach(ajuda =&gt; adicionaCartaoNoMural(ajuda));</text:p>
      <text:p text:style-name="P1"><text:s text:c="8"/>// <text:s text:c="4"/>})</text:p>
      <text:p text:style-name="P1"><text:s text:c="8"/>// <text:s text:c="4"/>.catch(erro =&gt; console.log('Algo errado: ' + erro)); <text:s/></text:p>
      <text:p text:style-name="P1"><text:s text:c="8"/></text:p>
      <text:p text:style-name="P1"><text:s text:c="8"/>}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5:01:52.788747625</meta:creation-date>
    <dc:date>2020-01-23T15:02:49.293014449</dc:date>
    <meta:editing-duration>PT57S</meta:editing-duration>
    <meta:editing-cycles>1</meta:editing-cycles>
    <meta:document-statistic meta:table-count="0" meta:image-count="0" meta:object-count="0" meta:page-count="1" meta:paragraph-count="24" meta:word-count="70" meta:character-count="998" meta:non-whitespace-character-count="650"/>
    <meta:generator>LibreOffice/5.1.6.2$Linux_X86_64 LibreOffice_project/10m0$Build-2</meta:generator>
  </office:meta>
</office:document-meta>
</file>